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B42268A.png"/>
  <manifest:file-entry manifest:media-type="image/png" manifest:full-path="Pictures/1000000000000320000002580E1B1ACF.png"/>
  <manifest:file-entry manifest:media-type="image/png" manifest:full-path="Pictures/100000000000032000000258F6AEE96B.png"/>
  <manifest:file-entry manifest:media-type="image/png" manifest:full-path="Pictures/10000000000003200000025871EEE600.png"/>
  <manifest:file-entry manifest:media-type="image/png" manifest:full-path="Pictures/1000000000000320000002589EFEFDEA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395cm"/>
    </style:style>
    <style:style style:name="pr8" style:family="presentation" style:parent-style-name="Default1-outline1">
      <style:graphic-properties fo:min-height="17.021cm"/>
    </style:style>
    <style:style style:name="pr9" style:family="presentation" style:parent-style-name="Default1-outline1">
      <style:graphic-properties fo:min-height="17.055cm"/>
    </style:style>
    <style:style style:name="pr10" style:family="presentation" style:parent-style-name="Default1-outline1">
      <style:graphic-properties fo:min-height="17.091cm"/>
    </style:style>
    <style:style style:name="P1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3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9933" fo:font-size="26pt" style:font-size-asian="26pt" style:font-size-complex="26pt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cc00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9933" fo:font-size="20pt" style:font-size-asian="20pt" style:font-size-complex="20pt"/>
    </style:style>
    <style:style style:name="T13" style:family="text">
      <style:text-properties fo:color="#0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" style:family="text">
      <style:text-properties fo:color="#0099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text-underline-style="none" fo:font-weight="normal" style:font-size-asian="20pt" style:font-weight-asian="normal" style:font-size-complex="20pt" style:font-weight-complex="normal"/>
    </style:style>
    <style:style style:name="T16" style:family="text">
      <style:text-properties fo:color="#009933" fo:font-size="20pt" style:text-underline-style="none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9933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cc00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cc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9933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yTorch (with baby steps)<text:line-break/><text:span text:style-name="T1">From y = x to training a ConvNet</text:span></text:p>
          </draw:text-box>
        </draw:frame>
        <draw:frame presentation:style-name="pr2" draw:text-style-name="P1" draw:layer="layout" svg:width="22.6cm" svg:height="13.859cm" svg:x="1.4cm" svg:y="4.914cm" presentation:class="subtitle" presentation:user-transformed="true">
          <draw:text-box>
            <text:p>Joshua L. Mitchell</text:p>
            <text:p/>
            <text:p><text:span text:style-name="T2"><text:a xlink:href="mailto:jlelonmitchell@gmail.com">jlelonmitchell@gmail.com</text:a></text:span></text:p>
            <text:p><text:span text:style-name="T3"/></text:p>
            <text:p><text:span text:style-name="T2">lelon.io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4" draw:layer="layout" svg:width="23cm" svg:height="3.506cm" svg:x="1cm" svg:y="0.837cm" presentation:class="title">
          <draw:text-box>
            <text:p>Some house-keeping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eel free to ask questions at any point</text:p>
              </text:list-item>
              <text:list-item>
                <text:p>This presentation will be an overview of PyTorch with a focus on the concepts</text:p>
              </text:list-item>
              <text:list-item>
                <text:p>I highly recommend you follow along the tutorial (lots of self-contained examples)</text:p>
                <text:p><text:span text:style-name="T1"><text:a xlink:href="http://lelon.io/blog/2018/02/08/pytorch-with-baby-steps">http://lelon.io/blog/2018/02/08/pytorch-with-baby-steps</text:a></text:span></text:p>
              </text:list-item>
              <text:list-item>
                <text:p><text:span text:style-name="T1">Confession: I don't think you'll learn enough just by watching this – the real insights come from hitting your head against the wall. My goal is to give you some starter intuition, vocabulary, and a big sandbox to play i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orget Neural Nets for a sec, how do we make something really dumb, like y = x?</text:p>
              </text:list-item>
              <text:list-item>
                <text:p>Goal: start reaaally small. Build slowly.</text:p>
              </text:list-item>
              <text:list-item>
                <text:p>In (regular) python:</text:p>
                <text:p>x = 5</text:p>
                <text:p>y = x</text:p>
                <text:p>What's y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7" draw:layer="layout" svg:width="22.6cm" svg:height="14.395cm" svg:x="1.4cm" svg:y="4.914cm" presentation:class="outline" presentation:user-transformed="true">
          <draw:text-box>
            <text:list text:style-name="L2">
              <text:list-header>
                <text:p>In PyTorch:</text:p>
                <text:p><text:span text:style-name="T4">import</text:span> torch</text:p>
                <text:p>x = torch.Tensor([5])</text:p>
                <text:p>y = x</text:p>
                <text:p>I couldn't find any pytorchy way to store a single variable (other than with a Tensor)</text:p>
                <text:p>Conclusion: pytorch doesn't mess around with that little league 1 variable B.S.</text:p>
                <text:p>Go big or go home. <text:s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How exactly does one “go big”?</text:p>
                <text:p><text:span text:style-name="T5">x</text:span><text:span text:style-name="T6">1</text:span><text:span text:style-name="T5"> = torch.Tensor([1, 2, 3, 4])</text:span> <text:span text:style-name="T7"># 1-dimensional</text:span>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…</text:span></text:p>
                <text:p><text:span text:style-name="T8">x</text:span><text:span text:style-name="T9">n</text:span><text:span text:style-name="T8"> = torch.Tensor[[[[[[....]..]...]......] </text:span><text:span text:style-name="T7"># n-dimensional</text:span></text:p>
                <text:p><text:span text:style-name="T8"/></text:p>
                <text:p><text:span text:style-name="T8">YOU get a dimension! And YOU get a dimension!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1) Bare Minimum Model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header>
                <text:p>Most numpy/array stuff works here as well.</text:p>
                <text:p><text:span text:style-name="T8">x</text:span><text:span text:style-name="T9">2</text:span><text:span text:style-name="T8"> = torch.Tensor([[5, 6], [7, 8]]) </text:span><text:span text:style-name="T7"># 2-dimensional</text:span></text:p>
                <text:p><text:span text:style-name="T8">x</text:span><text:span text:style-name="T9">2</text:span><text:span text:style-name="T8">[0, :] </text:span><text:span text:style-name="T7"># prints the first chunk: [5, 6]</text:span></text:p>
                <text:p><text:span text:style-name="T8">x</text:span><text:span text:style-name="T9">2</text:span><text:span text:style-name="T8">[0, 1] </text:span><text:span text:style-name="T7"># prints the second of the first: 6</text:span></text:p>
                <text:p><text:span text:style-name="T8">etc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[[1], [2], [3], [4]]) <text:s/></text:span><text:span text:style-name="T12"># 2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1, 1) </text:span><text:span text:style-name="T12"># linear layer with 1 slope, 1 intercept</text:span></text:p>
                <text:p><text:span text:style-name="T11">predicted_y = linear_layer(x1_var) </text:span><text:span text:style-name="T12"># run all x entries through it</text:span></text:p>
                <text:p><text:span text:style-name="T11">predicted_y </text:span><text:span text:style-name="T12"># prints out some garbage since m and y are initialized </text:span><text:span text:style-name="T12"><text:tab/></text:span><text:span text:style-name="T12"><text:tab/></text:span><text:span text:style-name="T12"><text:tab/></text:span><text:span text:style-name="T12"># randomly. You'll be training those later.</text:span></text:p>
              </text:list-header>
              <text:list-item>
                <text:p><text:span text:style-name="T11">Summary: send each element in x1 through a y=mx + b equation and get some y for each x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9" draw:layer="layout" svg:width="22.6cm" svg:height="17.055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1, 2, 3, 4]</text:span><text:span text:style-name="T11">) <text:s/></text:span><text:span text:style-name="T12"># </text:span><text:span text:style-name="T14">1</text:span><text:span text:style-name="T12">-dimensional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vector through it</text:span></text:p>
                <text:p><text:span text:style-name="T11">predicted_y </text:span><text:span text:style-name="T12"># prints out a single garbage y since the m's and y are </text:span><text:span text:style-name="T12"><text:tab/></text:span><text:span text:style-name="T12"><text:tab/></text:span><text:span text:style-name="T12"><text:tab/></text:span><text:span text:style-name="T12"># initialized randomly. You'll be training those later.</text:span></text:p>
              </text:list-header>
              <text:list-item>
                <text:p><text:span text:style-name="T11">Summary: send single vector through a y=m2x2 + m2x2 + m3x3 + m4x4 + b equation and get a single y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2) Basic Linear Regression Model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Before we talk about how to make a best-fit line, how do we make a regular line? y = mx + b, right?</text:span></text:p>
                <text:p><text:span text:style-name="T8">In pytorch:</text:span></text:p>
                <text:p><text:span text:style-name="T10">import</text:span><text:span text:style-name="T11"> torch.nn </text:span><text:span text:style-name="T10">as</text:span><text:span text:style-name="T11"> nn</text:span></text:p>
                <text:p><text:span text:style-name="T10">from</text:span><text:span text:style-name="T11"> torch.autograd </text:span><text:span text:style-name="T10">import</text:span><text:span text:style-name="T11"> Variable</text:span></text:p>
                <text:p><text:span text:style-name="T11">x1 = torch.Tensor(</text:span><text:span text:style-name="T13">[[1, 2, 3, 4],[5, 6, 7, 8],[8, 7, 6, 5],[4, 3, 2, 1]]</text:span><text:span text:style-name="T11">) <text:s/></text:span></text:p>
                <text:p><text:span text:style-name="T11">x1_var = Variable(x1) </text:span><text:span text:style-name="T12"># stores data for computational graphs later</text:span></text:p>
                <text:p><text:span text:style-name="T11">linear_layer = nn.Linear(</text:span><text:span text:style-name="T13">4</text:span><text:span text:style-name="T11">, 1) </text:span><text:span text:style-name="T12"># linear layer with </text:span><text:span text:style-name="T14">4</text:span><text:span text:style-name="T12"> slopes, 1 intercept</text:span></text:p>
                <text:p><text:span text:style-name="T11">predicted_y = linear_layer(x1_var) </text:span><text:span text:style-name="T12"># run x tensor through it</text:span></text:p>
                <text:p><text:span text:style-name="T11">predicted_y </text:span><text:span text:style-name="T12"># prints out </text:span><text:span text:style-name="T14">four</text:span><text:span text:style-name="T12"> y's (still garbage)</text:span></text:p>
              </text:list-header>
              <text:list-item>
                <text:p><text:span text:style-name="T11">Summary: send </text:span><text:span text:style-name="T13">4</text:span><text:span text:style-name="T11"> vectors of size </text:span><text:span text:style-name="T13">4</text:span><text:span text:style-name="T11"> through a y=m2x2 + m2x2 + m3x3 + m4x4 + b equation and get </text:span><text:span text:style-name="T13">four</text:span><text:span text:style-name="T11"> y'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3) Calculating Los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 ) </text:span><text:span text:style-name="T12"># more compact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 ) </text:span><text:span text:style-name="T12"># what we WANT x to give us</text:span></text:p>
                <text:p><text:span text:style-name="T17">loss_func = nn.MSELoss()</text:span><text:span text:style-name="T18"> </text:span><text:span text:style-name="T12"># a typical loss metric for regression</text:span></text:p>
                <text:p><text:span text:style-name="T19">loss = loss_func(predicted_y, target_y)</text:span><text:span text:style-name="T11"> </text:span><text:span text:style-name="T12"># compute loss/difference</text:span></text:p>
              </text:list-header>
              <text:list-item>
                <text:p><text:span text:style-name="T11">Summary: send in x, get y, compare to target / desired y, calculate difference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4) Calculating Gradients</text:p>
          </draw:text-box>
        </draw:frame>
        <draw:frame presentation:style-name="pr8" draw:layer="layout" svg:width="22.6cm" svg:height="17.021cm" svg:x="1.4cm" svg:y="4.683cm" presentation:class="outline" presentation:user-transformed="true">
          <draw:text-box>
            <text:list text:style-name="L2">
              <text:list-header>
                <text:p><text:span text:style-name="T8">K, we can do lines. How about best fit lines?</text:span></text:p>
                <text:p><text:span text:style-name="T8">In pytorch:</text:span><text:span text:style-name="T11"> </text:span></text:p>
                <text:p><text:span text:style-name="T11">x1_var = Variable(torch.Tensor(</text:span><text:span text:style-name="T15">[1, 2, 3, 4]</text:span><text:span text:style-name="T11">), </text:span><text:span text:style-name="T19">requires_grad=</text:span><text:span text:style-name="T20">True</text:span><text:span text:style-name="T11">) </text:span></text:p>
                <text:p><text:span text:style-name="T11">linear_layer = nn.Linear(</text:span><text:span text:style-name="T15">4</text:span><text:span text:style-name="T11">, 1) </text:span><text:span text:style-name="T12"># linear layer with </text:span><text:span text:style-name="T16">4</text:span><text:span text:style-name="T12"> slopes, 1 intercept</text:span></text:p>
                <text:p><text:span text:style-name="T11">predicted_y = linear_layer(x1_var) </text:span><text:span text:style-name="T12"># what we GET with this x</text:span></text:p>
                <text:p><text:span text:style-name="T11">target_y = Variable(torch.Tensor(</text:span><text:span text:style-name="T15">[4]</text:span><text:span text:style-name="T11">), </text:span><text:span text:style-name="T19">requires_grad=</text:span><text:span text:style-name="T20">False</text:span><text:span text:style-name="T11">) </text:span></text:p>
                <text:p><text:span text:style-name="T2">loss_func = nn.MSELoss()</text:span><text:span text:style-name="T12"> # a typical loss metric for regression</text:span></text:p>
                <text:p><text:span text:style-name="T11">loss = loss_func(predicted_y, target_y) </text:span><text:span text:style-name="T12"># calculate loss / difference</text:span></text:p>
                <text:p><text:span text:style-name="T19">loss.backward()</text:span><text:span text:style-name="T11"> </text:span><text:span text:style-name="T12"># Now x1_var has a gradient wrt this loss function</text:span></text:p>
                <text:p><text:span text:style-name="T19">print(x1_var.grad) </text:span><text:span text:style-name="T12"># prints whatever the gradient of x WRT loss is.</text:span></text:p>
              </text:list-header>
              <text:list-item>
                <text:p><text:span text:style-name="T11">Summary: send in x, get y, run both through convex loss function, calculate gradient: the direction to push/change the slopes/intercep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5) Updating Weights (based on gradient)</text:p>
          </draw:text-box>
        </draw:frame>
        <draw:frame presentation:style-name="pr10" draw:layer="layout" svg:width="22.6cm" svg:height="17.091cm" svg:x="1.4cm" svg:y="4.683cm" presentation:class="outline" presentation:user-transformed="true">
          <draw:text-box>
            <text:list text:style-name="L2">
              <text:list-header>
                <text:p><text:span text:style-name="T8">Finally:</text:span></text:p>
                <text:p><text:span text:style-name="T11">x1_var = Variable(torch.Tensor(</text:span><text:span text:style-name="T15">[1, 2, 3, 4]</text:span><text:span text:style-name="T11">), </text:span><text:span text:style-name="T21">requires_grad=</text:span><text:span text:style-name="T22">True</text:span><text:span text:style-name="T11">) </text:span></text:p>
                <text:p><text:span text:style-name="T11">linear_layer = nn.Linear(</text:span><text:span text:style-name="T15">4</text:span><text:span text:style-name="T11">, 1) </text:span></text:p>
                <text:p><text:span text:style-name="T11">predicted_y = linear_layer(x1_var)</text:span></text:p>
                <text:p><text:span text:style-name="T11">target_y = Variable(torch.Tensor(</text:span><text:span text:style-name="T15">[4]</text:span><text:span text:style-name="T11">), </text:span><text:span text:style-name="T21">requires_grad=</text:span><text:span text:style-name="T22">False</text:span><text:span text:style-name="T11">) </text:span></text:p>
                <text:p><text:span text:style-name="T2">loss_func = nn.MSELoss()</text:span><text:span text:style-name="T12"> </text:span></text:p>
                <text:p><text:span text:style-name="T11">loss = loss_func(predicted_y, target_y)</text:span></text:p>
                <text:p><text:span text:style-name="T19">optimizer = optim.SGD(linear_layer.parameters(), lr=1e-1) </text:span></text:p>
                <text:p><text:span text:style-name="T21">loss.backward()</text:span></text:p>
                <text:p><text:span text:style-name="T19">optimizer.step() </text:span><text:span text:style-name="T18"># now linear_layer's slopes/intercepts are updated in a direction better suited to predicting target_y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6) Updating Weights n times</text:p>
          </draw:text-box>
        </draw:frame>
        <draw:frame presentation:style-name="pr10" draw:layer="layout" svg:width="22.6cm" svg:height="18.859cm" svg:x="1.296cm" svg:y="3.46cm" presentation:class="outline" presentation:user-transformed="true">
          <draw:text-box>
            <text:list text:style-name="L2">
              <text:list-header>
                <text:p><text:span text:style-name="T8">Wanna do multiple times to get a better prediction?</text:span></text:p>
                <text:p><text:span text:style-name="T21">NUMBER_OF_EPOCHS = 3</text:span><text:span text:style-name="T23"> # Number of times to update</text:span></text:p>
                <text:p><text:span text:style-name="T21">LR = 1e-4 </text:span><text:span text:style-name="T23"># Learning Rate: How much to change the weights*</text:span></text:p>
                <text:p><text:span text:style-name="T21">loss_function = nn.MSELoss()</text:span></text:p>
                <text:p><text:span text:style-name="T21">optimizer = optim.SGD(linear_layer1.parameters(), lr=LR)</text:span></text:p>
                <text:p><text:span text:style-name="T19">for epoch in range(NUMBER_OF_EPOCHS):</text:span></text:p>
                <text:p><text:span text:style-name="T21"><text:s text:c="4"/></text:span><text:span text:style-name="T21">linear_layer.zero_grad() </text:span><text:span text:style-name="T23"># clear what you calculated before</text:span></text:p>
                <text:p><text:span text:style-name="T21"><text:s text:c="4"/></text:span><text:span text:style-name="T21">predicted_y = linear_layer(x1_var)</text:span></text:p>
                <text:p><text:span text:style-name="T21"><text:s text:c="4"/></text:span><text:span text:style-name="T21">loss = loss_function(predicted_y, target_y)</text:span></text:p>
                <text:p><text:span text:style-name="T21"><text:s text:c="4"/></text:span><text:span text:style-name="T21">loss.backward()</text:span></text:p>
                <text:p><text:span text:style-name="T21"><text:s text:c="4"/></text:span><text:span text:style-name="T21">optimizer.step() </text:span><text:span text:style-name="T23"># keep calculating loss and updating weights</text:span></text:p>
              </text:list-header>
              <text:list-item>
                <text:p><text:span text:style-name="T11">Summary: send in x, get y, run through loss function, calculate gradient, update weights.</text:span></text:p>
                <text:p><text:span text:style-name="T11">Rinse and repeat NUMBER_OF_EPOCHS times.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rectangles3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draw:background-size="border" draw:fill="bitmap" draw:fill-image-name="ashapes8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rededges-title">
      <style:graphic-properties draw:fill-color="#ffffff" draw:auto-grow-height="false" fo:min-height="3.507cm"/>
    </style:style>
    <style:style style:name="Mpr11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tunnel-title">
      <style:graphic-properties draw:fill-color="#ffffff" draw:auto-grow-height="false" fo:min-height="3.507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4">
      <draw:frame presentation:style-name="Mpr10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3cm" svg:height="3.506cm" svg:x="1cm" svg:y="0.837cm" presentation:class="title" presentation:placeholder="true">
        <draw:text-box/>
      </draw:frame>
      <draw:frame presentation:style-name="Default1-outline1" draw:layer="backgroundobjects" svg:width="22.6cm" svg:height="13.859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Mitchell</meta:initial-creator>
    <meta:creation-date>2018-05-07T22:10:32.51</meta:creation-date>
    <meta:editing-duration>PT2H35M22S</meta:editing-duration>
    <meta:editing-cycles>29</meta:editing-cycles>
    <dc:date>2018-05-08T11:58:46.36</dc:date>
    <dc:creator>Joshua Mitchell</dc:creator>
    <meta:generator>OpenOffice/4.1.5$Win32 OpenOffice.org_project/415m1$Build-9789</meta:generator>
    <meta:document-statistic meta:object-count="150"/>
  </office:meta>
</office:document-meta>
</file>